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ourier 10 Pitch" fo:font-size="10pt" style:font-size-asian="10pt" style:font-size-complex="10pt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P9" style:family="paragraph" style:parent-style-name="Standard" style:list-style-name="L3"/>
    <style:style style:name="P10" style:family="paragraph" style:parent-style-name="Preformatted_20_Text" style:list-style-name="L1"/>
    <style:style style:name="P11" style:family="paragraph" style:parent-style-name="Preformatted_20_Text" style:list-style-name="L3"/>
    <style:style style:name="P12" style:family="paragraph" style:parent-style-name="Preformatted_20_Text">
      <style:paragraph-properties fo:margin-top="0in" fo:margin-bottom="0.1965in"/>
    </style:style>
    <style:style style:name="P13" style:family="paragraph" style:parent-style-name="Preformatted_20_Text" style:list-style-name="L2">
      <style:paragraph-properties fo:margin-top="0in" fo:margin-bottom="0.1965in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2pt" style:text-underline-style="none" style:font-size-asian="12pt" style:font-size-complex="12pt"/>
    </style:style>
    <style:style style:name="T3" style:family="text">
      <style:text-properties style:font-name="Courier 10 Pitch" fo:font-size="10pt" style:font-size-asian="10pt" style:font-size-complex="10pt"/>
    </style:style>
    <style:style style:name="T4" style:family="text">
      <style:text-properties style:font-name="Courier 10 Pitch" fo:font-size="10pt" style:text-underline-style="none" style:font-size-asian="10pt" style:font-size-complex="10pt"/>
    </style:style>
    <style:style style:name="T5" style:family="text">
      <style:text-properties style:font-name="Courier 10 Pitch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Courier 10 Pitch" style:text-underline-style="none" fo:font-weight="bold" style:font-weight-asian="bold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erif" style:text-underline-style="none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ing <text:span text:style-name="T14">Ruby</text:span> on Ubuntu</text:p>
      <text:p text:style-name="Standard"/>
      <text:list xml:id="list1856327719" text:style-name="L1">
        <text:list-item>
          <text:p text:style-name="P4">First of all, run the following command - </text:p>
          <text:p text:style-name="P4"/>
          <text:list>
            <text:list-header>
              <text:p text:style-name="P4"><text:span text:style-name="Source_20_Text"><text:span text:style-name="T1">sudo apt-get update</text:span></text:span></text:p>
            </text:list-header>
          </text:list>
          <text:p text:style-name="P4"><text:span text:style-name="Source_20_Text"/></text:p>
          <text:p text:style-name="P4"><text:span text:style-name="Source_20_Text"><text:span text:style-name="T8">So that we have the latest sources on our box so that we don't run into any package-related issues, such as not being able to install some packages. </text:span></text:span></text:p>
          <text:p text:style-name="P4"><text:span text:style-name="Source_20_Text"/></text:p>
        </text:list-item>
        <text:list-item>
          <text:p text:style-name="P4">Install curl on ubuntu system,which we'll use to fetch the RVM script: </text:p>
          <text:p text:style-name="P4"/>
          <text:list>
            <text:list-header>
              <text:p text:style-name="P4"><text:span text:style-name="Source_20_Text"><text:span text:style-name="T1">sudo apt-get install curl</text:span></text:span></text:p>
            </text:list-header>
          </text:list>
          <text:p text:style-name="P4"><text:span text:style-name="Source_20_Text"/></text:p>
        </text:list-item>
        <text:list-item>
          <text:p text:style-name="P4">Install RVM (Ruby virtual machine) using curl - </text:p>
          <text:p text:style-name="P4"/>
          <text:list>
            <text:list-header>
              <text:p text:style-name="P10"><text:span text:style-name="Source_20_Text"><text:span text:style-name="T1">curl -L get.rvm.io | bash -s stable –auto</text:span></text:span></text:p>
              <text:p text:style-name="P10"><text:span text:style-name="Source_20_Text"/></text:p>
            </text:list-header>
          </text:list>
          <text:p text:style-name="P10"><text:span text:style-name="Source_20_Text"><text:span text:style-name="T9">It installs RVM and Ruby to our home directory, providing a sandboxed environment just for us.</text:span></text:span></text:p>
          <text:p text:style-name="P10"><text:span text:style-name="Source_20_Text"/></text:p>
        </text:list-item>
        <text:list-item>
          <text:p text:style-name="P4">Reload the bash_profile file, using the following command - </text:p>
          <text:p text:style-name="P10"><text:span text:style-name="Source_20_Text"/></text:p>
          <text:list>
            <text:list-header>
              <text:p text:style-name="P10"><text:span text:style-name="Source_20_Text"><text:span text:style-name="T1">. ~/.bash_profile</text:span></text:span></text:p>
            </text:list-header>
          </text:list>
          <text:p text:style-name="P10"><text:span text:style-name="Source_20_Text"/></text:p>
        </text:list-item>
        <text:list-item>
          <text:p text:style-name="P4">Run the following command, which tells what other packages you need to install for Ruby to work</text:p>
          <text:p text:style-name="P10"><text:span text:style-name="Source_20_Text"/></text:p>
          <text:list>
            <text:list-header>
              <text:p text:style-name="P10"><text:span text:style-name="Source_20_Text"><text:span text:style-name="T1">rvm requirements</text:span></text:span></text:p>
            </text:list-header>
          </text:list>
        </text:list-item>
      </text:list>
      <text:p text:style-name="Preformatted_20_Text"><text:span text:style-name="Source_20_Text"><text:span text:style-name="T1"><text:tab/></text:span></text:span></text:p>
      <text:p text:style-name="Preformatted_20_Text"><text:span text:style-name="Source_20_Text"><text:span text:style-name="T1"><text:tab/></text:span></text:span><text:span text:style-name="Source_20_Text"><text:span text:style-name="T9">The output may be something like -</text:span>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1"><text:tab/># For Ruby / Ruby HEAD (MRI, Rubinius, &amp; REE), install the following:</text:span></text:span></text:p>
      <text:p text:style-name="Preformatted_20_Text"><text:span text:style-name="Source_20_Text"><text:span text:style-name="T1"><text:tab/>ruby: /usr/bin/apt-get install build-essential openssl libreadline6 <text:tab/>libreadline6-dev </text:span></text:span></text:p>
      <text:p text:style-name="Preformatted_20_Text"><text:span text:style-name="Source_20_Text"><text:span text:style-name="T1"><text:tab/>curl git-core zlib1g zlib1g-dev libssl-dev libyaml-dev libsqlite3-dev <text:tab/>sqlite3 libxml2-dev</text:span></text:span></text:p>
      <text:p text:style-name="P3"><text:span text:style-name="Source_20_Text"><text:span text:style-name="T1"><text:tab/>libxslt-dev autoconf libc6-dev ncurses-dev automake libtool bison <text:tab/>subversion pkg-config</text:span></text:span></text:p>
      <text:p text:style-name="P3"><text:span text:style-name="Source_20_Text"><text:tab/></text:span><text:span text:style-name="Source_20_Text"><text:span text:style-name="T9">Things to note</text:span></text:span><text:span text:style-name="Source_20_Text"> - </text:span></text:p>
      <text:list xml:id="list742189819" text:style-name="L2">
        <text:list-item>
          <text:p text:style-name="P13"><text:span text:style-name="Source_20_Text"><text:span text:style-name="T9">The build-essential package is installed, which will install all the essential build tools for Ubuntu, so we'll be able to download and compile Ruby, amongst other things.</text:span></text:span></text:p>
        </text:list-item>
        <text:list-item>
          <text:p text:style-name="P13"><text:span text:style-name="Source_20_Text"><text:span text:style-name="T9">This will also install </text:span></text:span><text:a xlink:type="simple" xlink:href="http://git-scm.org/"><text:span text:style-name="Source_20_Text"><text:span text:style-name="T9">Git</text:span></text:span></text:a><text:span text:style-name="Source_20_Text"><text:span text:style-name="T9">, which is a version control system tool that you should be using if you're not already. This is used by RVM to fetch the latest source for some versions of Ruby.</text:span></text:span></text:p>
        </text:list-item>
        <text:list-item>
          <text:p text:style-name="P13"><text:span text:style-name="Source_20_Text"><text:span text:style-name="T9">The </text:span></text:span><text:span text:style-name="Source_20_Text"><text:span text:style-name="T12">libssl-dev</text:span></text:span><text:span text:style-name="Source_20_Text"><text:span text:style-name="T9"> package will make OpenSSL support in Ruby work.</text:span></text:span></text:p>
        </text:list-item>
        <text:list-item>
          <text:p text:style-name="P13"><text:span text:style-name="Source_20_Text"><text:span text:style-name="T12">libsqlite3-0</text:span></text:span><text:span text:style-name="Source_20_Text"><text:span text:style-name="T9"> and </text:span></text:span><text:span text:style-name="Source_20_Text"><text:span text:style-name="T12">libsqlite3-dev</text:span></text:span><text:span text:style-name="Source_20_Text"><text:span text:style-name="T9"> are required for the </text:span></text:span><text:span text:style-name="Source_20_Text"><text:span text:style-name="T12">sqlite3-ruby</text:span></text:span><text:span text:style-name="Source_20_Text"><text:span text:style-name="T9"> gem</text:span></text:span></text:p>
        </text:list-item>
        <text:list-item>
          <text:p text:style-name="P13"><text:span text:style-name="Source_20_Text"><text:span text:style-name="T9">T</text:span></text:span><text:span text:style-name="Source_20_Text"><text:span text:style-name="T9">he </text:span></text:span><text:span text:style-name="Source_20_Text"><text:span text:style-name="T12">libxml2-dev</text:span></text:span><text:span text:style-name="Source_20_Text"><text:span text:style-name="T9"> and </text:span></text:span><text:span text:style-name="Source_20_Text"><text:span text:style-name="T12">libxslt-dev</text:span></text:span><text:span text:style-name="Source_20_Text"><text:span text:style-name="T9"> packages are required for the </text:span></text:span><text:span text:style-name="Source_20_Text"><text:span text:style-name="T12">nokogiri</text:span></text:span><text:span text:style-name="Source_20_Text"><text:span text:style-name="T9"> gem.</text:span></text:span>Let's install all these packages now using this command -</text:p>
        </text:list-item>
      </text:list>
      <text:list xml:id="list1602650161" text:continue-list="list1856327719" text:style-name="L1">
        <text:list-header>
          <text:p text:style-name="P4"><text:soft-page-break/></text:p>
          <text:p text:style-name="P10"><text:span text:style-name="Source_20_Text"><text:span text:style-name="T1">sudo apt-get install build-essential openssl libreadline6 libreadline6-dev \</text:span></text:span></text:p>
        </text:list-header>
      </text:list>
      <text:p text:style-name="Preformatted_20_Text"><text:span text:style-name="Source_20_Text"><text:span text:style-name="T1"><text:tab/>curl git-core zlib1g zlib1g-dev libssl-dev libyaml-dev libsqlite3-dev <text:tab/>sqlite3 \</text:span></text:span></text:p>
      <text:p text:style-name="Preformatted_20_Text"><text:span text:style-name="Source_20_Text"><text:span text:style-name="T1"><text:tab/>libxml2-dev libxslt-dev autoconf libc6-dev ncurses-dev automake libtool <text:tab/>bison <text:s/>\</text:span></text:span></text:p>
      <text:p text:style-name="P3"><text:span text:style-name="Source_20_Text"><text:span text:style-name="T1"><text:tab/></text:span></text:span><text:span text:style-name="Source_20_Text"><text:span text:style-name="T1">s</text:span></text:span><text:span text:style-name="Source_20_Text"><text:span text:style-name="T1">ubversion pkg-config</text:span></text:span></text:p>
      <text:p text:style-name="P3"><text:span text:style-name="Source_20_Text"><text:span text:style-name="T1"><text:tab/></text:span></text:span><text:span text:style-name="Source_20_Text"><text:span text:style-name="T9">If you're using an older version of Ubuntu, the pkg-config package is <text:tab/>called pkgconfig. <text:tab/>You will need to install that instead:</text:span></text:span></text:p>
      <text:p text:style-name="P3"><text:span text:style-name="Source_20_Text"><text:span text:style-name="T9"><text:tab/><text:tab/></text:span></text:span><text:span text:style-name="Source_20_Text"><text:span text:style-name="T3">sudo apt-get install pkgconfig</text:span></text:span></text:p>
      <text:p text:style-name="P3"/>
      <text:list xml:id="list2178193648" text:continue-numbering="true" text:style-name="L1">
        <text:list-item>
          <text:p text:style-name="P4">With RVM and these packages we can install Ruby1.9.3 or Ruby 2.0.0:</text:p>
        </text:list-item>
      </text:list>
      <text:p text:style-name="Preformatted_20_Text"><text:span text:style-name="Source_20_Text"/></text:p>
      <text:p text:style-name="Preformatted_20_Text"><text:span text:style-name="Source_20_Text"><text:tab/><text:tab/></text:span><text:span text:style-name="Source_20_Text"><text:span text:style-name="T1">rvm install 2.0.0 </text:span></text:span></text:p>
      <text:p text:style-name="Preformatted_20_Text"><text:span text:style-name="Source_20_Text"/></text:p>
      <text:p text:style-name="Preformatted_20_Text"><text:span text:style-name="Source_20_Text"><text:tab/><text:tab/></text:span><text:span text:style-name="Source_20_Text">or</text:span></text:p>
      <text:p text:style-name="Preformatted_20_Text"><text:span text:style-name="Source_20_Text"/></text:p>
      <text:list xml:id="list986819048" text:continue-numbering="true" text:style-name="L1">
        <text:list-item>
          <text:list>
            <text:list-item>
              <text:list>
                <text:list-header>
                  <text:p text:style-name="P10"><text:span text:style-name="Source_20_Text"><text:span text:style-name="T1">rvm install 2.0.0</text:span></text:span></text:p>
                </text:list-header>
              </text:list>
            </text:list-item>
          </text:list>
        </text:list-item>
      </text:list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9"><text:tab/>This command will take a couple of minutes.</text:span></text:span></text:p>
      <text:list xml:id="list32455666" text:continue-numbering="true" text:style-name="L1">
        <text:list-item>
          <text:list>
            <text:list-item>
              <text:list>
                <text:list-header>
                  <text:p text:style-name="P10"/>
                </text:list-header>
              </text:list>
            </text:list-item>
          </text:list>
          <text:p text:style-name="P10"><text:span text:style-name="Source_20_Text"/></text:p>
        </text:list-item>
        <text:list-item>
          <text:p text:style-name="P4">Once it's done, we'll have Ruby 2.0.0 installed. To begin using it we can use this lovely command:</text:p>
          <text:p text:style-name="P4"/>
        </text:list-item>
      </text:list>
      <text:p text:style-name="Standard"><text:span text:style-name="Source_20_Text"><text:span text:style-name="T3"><text:tab/><text:tab/>rvm use </text:span></text:span><text:span text:style-name="Source_20_Text"><text:span text:style-name="T3">1.9.3</text:span></text:span></text:p>
      <text:p text:style-name="Standard"><text:span text:style-name="Source_20_Text"><text:tab/></text:span></text:p>
      <text:p text:style-name="Standard"><text:span text:style-name="Source_20_Text"><text:tab/><text:tab/>or </text:span></text:p>
      <text:p text:style-name="Standard"><text:span text:style-name="Source_20_Text"/></text:p>
      <text:p text:style-name="Standard"><text:span text:style-name="Source_20_Text"><text:tab/><text:tab/></text:span><text:span text:style-name="Source_20_Text"><text:span text:style-name="T3">rvm use 2.0.0</text:span></text:span></text:p>
      <text:p text:style-name="Standard"><text:span text:style-name="Source_20_Text"><text:span text:style-name="T3"/></text:span></text:p>
      <text:list xml:id="list258338895" text:continue-numbering="true" text:style-name="L1">
        <text:list-item>
          <text:p text:style-name="P4">To check version of ruby - </text:p>
          <text:p text:style-name="P4"/>
          <text:list>
            <text:list-item>
              <text:list>
                <text:list-header>
                  <text:p text:style-name="P5">ruby -v</text:p>
                </text:list-header>
              </text:list>
            </text:list-item>
          </text:list>
        </text:list-item>
      </text:list>
      <text:p text:style-name="P1"><text:tab/></text:p>
      <text:p text:style-name="P1"><text:tab/><text:span text:style-name="T9">Output:</text:span></text:p>
      <text:p text:style-name="Standard"><text:span text:style-name="T9"><text:tab/><text:tab/></text:span><text:span text:style-name="Source_20_Text"><text:span text:style-name="T3">ruby 2.0.0p247 (2013-06-27 revision 41674) <text:tab/><text:tab/><text:tab/><text:tab/><text:tab/><text:tab/>[x86_64-darwin12.4.0]</text:span></text:span></text:p>
      <text:p text:style-name="P6"/>
      <text:list xml:id="list722437061" text:continue-numbering="true" text:style-name="L1">
        <text:list-header>
          <text:p text:style-name="P4"/>
        </text:list-header>
        <text:list-item>
          <text:p text:style-name="P4">To make this the <text:span text:style-name="Emphasis">default</text:span> for our user -</text:p>
          <text:list>
            <text:list-header>
              <text:p text:style-name="P10"><text:span text:style-name="Source_20_Text"/></text:p>
              <text:p text:style-name="P10"><text:span text:style-name="Source_20_Text"><text:span text:style-name="T1">rvm --default use 2.0.0-p247</text:span></text:span></text:p>
            </text:list-header>
          </text:list>
        </text:list-item>
      </text:list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<text:tab/></text:span></text:span><text:span text:style-name="Source_20_Text"><text:span text:style-name="T9">Now whenever we open a new bash session for this user we'll have Ruby <text:tab/>available for us to <text:tab/>use.</text:span></text:span></text:p>
      <text:list xml:id="list1068033489" text:continue-numbering="true" text:style-name="L1">
        <text:list-item>
          <text:list>
            <text:list-header>
              <text:p text:style-name="P10"><text:span text:style-name="Source_20_Text"/></text:p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<text:soft-page-break/><text:span text:style-name="T16">Install </text:span><text:span text:style-name="T17">Rails </text:span><text:span text:style-name="T18">on UBUNTU</text:span><text:span text:style-name="T15"> </text:span></text:p>
      <text:p text:style-name="P7"/>
      <text:list xml:id="list474647066" text:style-name="L3">
        <text:list-header>
          <text:p text:style-name="P9"><text:span text:style-name="T15">Now that RVM and a version of Ruby is installed, we can install Rails. Because RVM is installed to our home directory, we don't need to use that </text:span><text:span text:style-name="Source_20_Text"><text:span text:style-name="T15">sudo</text:span></text:span><text:span text:style-name="T15"> to install things</text:span></text:p>
          <text:p text:style-name="P8"/>
          <text:p text:style-name="P8">To install the Rails gem we'll run this command:</text:p>
          <text:list>
            <text:list-header>
              <text:p text:style-name="P11"><text:span text:style-name="Source_20_Text"><text:span text:style-name="T15"/></text:span></text:p>
              <text:list>
                <text:list-header>
                  <text:p text:style-name="P11"><text:span text:style-name="Source_20_Text"><text:span text:style-name="T6">gem install rails -v 4.0.0</text:span></text:span></text:p>
                </text:list-header>
              </text:list>
            </text:list-header>
          </text:list>
          <text:p text:style-name="P9"/>
        </text:list-header>
      </text:list>
      <text:p text:style-name="Standard"><text:span text:style-name="T16">Install </text:span><text:span text:style-name="T17">MySQL</text:span><text:span text:style-name="T16"> on UBUNTU</text:span></text:p>
      <text:p text:style-name="Standard"><text:span text:style-name="Source_20_Text"><text:span text:style-name="T16"/></text:span></text:p>
      <text:p text:style-name="Standard"><text:span text:style-name="Source_20_Text"><text:span text:style-name="T19"><text:tab/></text:span></text:span><text:span text:style-name="Source_20_Text"><text:span text:style-name="T11">To use mysql2 gem in rails applications, the </text:span></text:span><text:span text:style-name="Source_20_Text"><text:span text:style-name="T7">libmysqlclient-dev</text:span></text:span><text:span text:style-name="Source_20_Text"><text:span text:style-name="T11"> package needs to be <text:tab/>installed - 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2"><text:tab/><text:tab/></text:span></text:span><text:span text:style-name="Source_20_Text"><text:span text:style-name="T4">sudo apt-get install </text:span></text:span><text:span text:style-name="Source_20_Text"><text:span text:style-name="T5">libmysqlclient-dev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<text:tab/></text:span></text:span></text:p>
      <text:p text:style-name="Standard"><text:span text:style-name="T18">Install </text:span><text:span text:style-name="T17">Postgre</text:span><text:span text:style-name="T17">SQL</text:span><text:span text:style-name="T18"> on UBUNTU</text:span></text:p>
      <text:p text:style-name="P7"><text:tab/></text:p>
      <text:p text:style-name="Standard"><text:tab/><text:span text:style-name="T9">Similar to the </text:span><text:span text:style-name="Source_20_Text"><text:span text:style-name="T9">mysql2</text:span></text:span><text:span text:style-name="T9"> gem's error above, you'll also get an error with the </text:span><text:span text:style-name="Source_20_Text"><text:span text:style-name="T10">pg</text:span></text:span><text:span text:style-name="T9"> gem if you <text:tab/>don't have the </text:span><text:span text:style-name="Source_20_Text"><text:span text:style-name="T10">libpq-dev</text:span></text:span><text:span text:style-name="T9"> package installed.</text:span></text:p>
      <text:p text:style-name="P6"><text:tab/><text:tab/></text:p>
      <text:p text:style-name="Standard"><text:span text:style-name="T9"><text:tab/><text:tab/> </text:span><text:span text:style-name="Source_20_Text"><text:span text:style-name="T4">sudo apt-get install libpq-dev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/></text:span></text:p>
      <text:p text:style-name="Standard"><text:span text:style-name="Source_20_Text"><text:span text:style-name="T4">For 12.04</text:span></text:span></text:p>
      <text:p text:style-name="Standard"><text:span text:style-name="Source_20_Text"><text:span text:style-name="T4"/></text:span></text:p>
      <text:p text:style-name="Preformatted_20_Text"><text:span text:style-name="Source_20_Text"><text:span text:style-name="T13">apt-get -y update</text:span></text:span></text:p>
      <text:p text:style-name="Preformatted_20_Text"><text:span text:style-name="Source_20_Text">apt-get -y install build-essential zlib1g-dev libssl-dev libreadline6-dev libyaml-dev</text:span></text:p>
      <text:p text:style-name="Preformatted_20_Text"><text:span text:style-name="Source_20_Text">cd /tmp</text:span></text:p>
      <text:p text:style-name="Preformatted_20_Text"><text:span text:style-name="Source_20_Text">wget http://ftp.ruby-lang.org/pub/ruby/2.0/ruby-2.0.0-p0.tar.gz</text:span></text:p>
      <text:p text:style-name="Preformatted_20_Text"><text:span text:style-name="Source_20_Text">tar -xvzf ruby-2.0.0-p0.tar.gz</text:span></text:p>
      <text:p text:style-name="Preformatted_20_Text"><text:span text:style-name="Source_20_Text">cd ruby-2.0.0-p0/</text:span></text:p>
      <text:p text:style-name="Preformatted_20_Text"><text:span text:style-name="Source_20_Text">./configure --prefix=/usr/local</text:span></text:p>
      <text:p text:style-name="Preformatted_20_Text"><text:span text:style-name="Source_20_Text">make</text:span></text:p>
      <text:p text:style-name="P3"><text:span text:style-name="Source_20_Text">make install</text:span></text:p>
      <text:p text:style-name="Standard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vo </meta:initial-creator>
    <meta:creation-date>2013-09-20T13:46:45</meta:creation-date>
    <dc:date>2013-10-05T11:09:37</dc:date>
    <meta:editing-duration>PT41M17S</meta:editing-duration>
    <meta:editing-cycles>54</meta:editing-cycles>
    <meta:generator>LibreOffice/3.5$Linux_X86_64 LibreOffice_project/350m1$Build-2</meta:generator>
    <meta:document-statistic meta:table-count="0" meta:image-count="0" meta:object-count="0" meta:page-count="3" meta:paragraph-count="72" meta:word-count="572" meta:character-count="2462" meta:non-whitespace-character-count="3070"/>
  </office:meta>
</office:document-meta>
</file>